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36.85pt"/>
    </style:style>
    <style:style style:name="co3" style:family="table-column">
      <style:table-column-properties fo:break-before="auto" style:column-width="288.91pt"/>
    </style:style>
    <style:style style:name="co4" style:family="table-column">
      <style:table-column-properties fo:break-before="auto" style:column-width="181.3pt"/>
    </style:style>
    <style:style style:name="co5" style:family="table-column">
      <style:table-column-properties fo:break-before="auto" style:column-width="118.06pt"/>
    </style:style>
    <style:style style:name="co6" style:family="table-column">
      <style:table-column-properties fo:break-before="auto" style:column-width="161.0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 style:family="table-cell" style:parent-style-name="Default">
      <style:table-cell-properties fo:background-color="#3c78d8"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d966"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9900"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fo:background-color="#9900f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34a85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ea4335"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3"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4"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Test Case</text:p>
          </table:table-cell>
          <table:table-cell table:style-name="ce1" office:value-type="string" calcext:value-type="string">
            <text:p>Testcase Description</text:p>
          </table:table-cell>
          <table:table-cell table:style-name="ce1" office:value-type="string" calcext:value-type="string">
            <text:p>Test Steps</text:p>
          </table:table-cell>
          <table:table-cell table:style-name="ce1" office:value-type="string" calcext:value-type="string">
            <text:p>Test Data (if applicable)</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Pass / Fail</text:p>
          </table:table-cell>
          <table:table-cell table:style-name="ce10" table:number-columns-repeated="19"/>
          <table:table-cell table:number-columns-repeated="998"/>
        </table:table-row>
        <table:table-row table:style-name="ro1">
          <table:table-cell table:style-name="ce2" office:value-type="string" calcext:value-type="string" table:number-columns-spanned="7" table:number-rows-spanned="1">
            <text:p>User Authentication</text:p>
          </table:table-cell>
          <table:covered-table-cell table:number-columns-repeated="6"/>
          <table:table-cell table:number-columns-repeated="1017"/>
        </table:table-row>
        <table:table-row table:style-name="ro1">
          <table:table-cell table:style-name="ce3" office:value-type="string" calcext:value-type="string">
            <text:p>TU01</text:p>
          </table:table-cell>
          <table:table-cell table:style-name="ce3" office:value-type="string" calcext:value-type="string">
            <text:p>Check Guest registering with valid username and password data</text:p>
          </table:table-cell>
          <table:table-cell table:style-name="ce3" office:value-type="string" calcext:value-type="string">
            <text:p>1. Go to Site</text:p>
            <text:p>2. Navigate to  'Register'</text:p>
            <text:p>3. Enter a Username</text:p>
            <text:p>4. Enter a Password</text:p>
            <text:p>5. Click Sign Up</text:p>
          </table:table-cell>
          <table:table-cell table:style-name="ce3" office:value-type="string" calcext:value-type="string">
            <text:p>Username=DemoUser1</text:p>
            <text:p/>
            <text:p>Password=DemoPassword</text:p>
            <text:p/>
            <text:p>Password(again)=DemoPassword</text:p>
          </table:table-cell>
          <table:table-cell table:style-name="ce3" office:value-type="string" calcext:value-type="string">
            <text:p>Guest should be registere and then be Logged in and be directed to the home page</text:p>
          </table:table-cell>
          <table:table-cell table:style-name="ce3" office:value-type="string" calcext:value-type="string">
            <text:p>Guest is registered, logged in as a user and redirected to home screen</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2</text:p>
          </table:table-cell>
          <table:table-cell table:style-name="ce3" office:value-type="string" calcext:value-type="string">
            <text:p>Check Guest registering with invalid username data</text:p>
          </table:table-cell>
          <table:table-cell table:style-name="ce3" office:value-type="string" calcext:value-type="string">
            <text:p>1. Go to Site</text:p>
            <text:p>2. Navigate to  'Register'</text:p>
            <text:p>3. Enter a Username</text:p>
            <text:p>4. Enter a Password</text:p>
            <text:p>5. Click Sign Up</text:p>
          </table:table-cell>
          <table:table-cell table:style-name="ce3" office:value-type="string" calcext:value-type="string">
            <text:p>Username="""</text:p>
            <text:p/>
            <text:p>Password=DemoPassword</text:p>
            <text:p>Password(again)=DemoPassword</text:p>
          </table:table-cell>
          <table:table-cell table:style-name="ce3" office:value-type="string" calcext:value-type="string">
            <text:p>Guest should be redirected back to the register page and alerted that the username must not contain special characters </text:p>
          </table:table-cell>
          <table:table-cell table:style-name="ce3" office:value-type="string" calcext:value-type="string">
            <text:p>Guest is redirected back to the register page with an alert 'Enter a valid username. This value may contain only letters, numbers, and @/./+/-/_ characters.'</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3</text:p>
          </table:table-cell>
          <table:table-cell table:style-name="ce3" office:value-type="string" calcext:value-type="string">
            <text:p>Check Guest registering with invalid password data</text:p>
          </table:table-cell>
          <table:table-cell table:style-name="ce3" office:value-type="string" calcext:value-type="string">
            <text:p>1. Go to Site</text:p>
            <text:p>2. Navigate to  'Register'</text:p>
            <text:p>3. Enter a Username</text:p>
            <text:p>4. Enter a Password</text:p>
            <text:p>5. Click Sign Up</text:p>
          </table:table-cell>
          <table:table-cell table:style-name="ce3" office:value-type="string" calcext:value-type="string">
            <text:p>Username=DemoUser3</text:p>
            <text:p/>
            <text:p>Password=dd</text:p>
            <text:p/>
            <text:p>Password(again)=dd</text:p>
          </table:table-cell>
          <table:table-cell table:style-name="ce3" office:value-type="string" calcext:value-type="string">
            <text:p>Guest should be redirected back to the register page and alerted the password is too short and should be a minimum of 8 characters long</text:p>
          </table:table-cell>
          <table:table-cell table:style-name="ce3" office:value-type="string" calcext:value-type="string">
            <text:p>Guest is redirected back to the register page with an alert 'This password is too short. It must contain at least 8 characters.'</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4</text:p>
          </table:table-cell>
          <table:table-cell table:style-name="ce3" office:value-type="string" calcext:value-type="string">
            <text:p>Check Guest registering with non matching password data</text:p>
          </table:table-cell>
          <table:table-cell table:style-name="ce3" office:value-type="string" calcext:value-type="string">
            <text:p>1. Go to Site</text:p>
            <text:p>2. Navigate to  'Register'</text:p>
            <text:p>3. Enter a Username</text:p>
            <text:p>4. Enter a Password</text:p>
            <text:p>5. Click Sign Up</text:p>
          </table:table-cell>
          <table:table-cell table:style-name="ce3" office:value-type="string" calcext:value-type="string">
            <text:p>Username=DemoUser4</text:p>
            <text:p/>
            <text:p>Password=demopassword</text:p>
            <text:p/>
            <text:p>Password(again)=medopassword</text:p>
          </table:table-cell>
          <table:table-cell table:style-name="ce3" office:value-type="string" calcext:value-type="string">
            <text:p>Guest should be redirected back to the register page and alerted that the passwords must match</text:p>
          </table:table-cell>
          <table:table-cell table:style-name="ce3" office:value-type="string" calcext:value-type="string">
            <text:p>Guest is redirected back to the register page with an alert 'You must type the same password each time.'</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5</text:p>
          </table:table-cell>
          <table:table-cell table:style-name="ce3" office:value-type="string" calcext:value-type="string">
            <text:p>Check Guest Login with valid data</text:p>
          </table:table-cell>
          <table:table-cell table:style-name="ce3" office:value-type="string" calcext:value-type="string">
            <text:p>1. Go to Site</text:p>
            <text:p>2. Navigate to  'Login'</text:p>
            <text:p>3. Enter a Username</text:p>
            <text:p>4. Enter a Password</text:p>
            <text:p>5. Click Sign in</text:p>
          </table:table-cell>
          <table:table-cell table:style-name="ce3" office:value-type="string" calcext:value-type="string">
            <text:p>Username=DemoUser1</text:p>
            <text:p/>
            <text:p>Password=DemoPassword</text:p>
            <text:p/>
            <text:p/>
          </table:table-cell>
          <table:table-cell table:style-name="ce3" office:value-type="string" calcext:value-type="string">
            <text:p>Guest should be logged in and redirected back to the home page and should now be able to see links for bookings and logout. </text:p>
          </table:table-cell>
          <table:table-cell table:style-name="ce3" office:value-type="string" calcext:value-type="string">
            <text:p>Guest is logged in as a user and redirected to home page. both bookings and logout are visible</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6</text:p>
          </table:table-cell>
          <table:table-cell table:style-name="ce3" office:value-type="string" calcext:value-type="string">
            <text:p>Check Guest Login with invalid data</text:p>
          </table:table-cell>
          <table:table-cell table:style-name="ce3" office:value-type="string" calcext:value-type="string">
            <text:p>1. Go to Site</text:p>
            <text:p>2. Navigate to  'Login'</text:p>
            <text:p>3. Enter a Username</text:p>
            <text:p>4. Enter a Password</text:p>
            <text:p>5. Click Sign in</text:p>
          </table:table-cell>
          <table:table-cell table:style-name="ce3" office:value-type="string" calcext:value-type="string">
            <text:p>Username=&lt;DemoUser1</text:p>
            <text:p/>
            <text:p>Password=DemoPassword</text:p>
            <text:p/>
            <text:p/>
          </table:table-cell>
          <table:table-cell table:style-name="ce3" office:value-type="string" calcext:value-type="string">
            <text:p>Guest should be redirected back to the login page and alerted that the username and password are incorrect</text:p>
          </table:table-cell>
          <table:table-cell table:style-name="ce3" office:value-type="string" calcext:value-type="string">
            <text:p>Guest is redirected back to the login page with an alert 'The username and/or password you specified are not correct.'</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7</text:p>
          </table:table-cell>
          <table:table-cell table:style-name="ce3" office:value-type="string" calcext:value-type="string">
            <text:p>Check Guest Login with <text:s/>wrong password</text:p>
          </table:table-cell>
          <table:table-cell table:style-name="ce3" office:value-type="string" calcext:value-type="string">
            <text:p>1. Go to Site</text:p>
            <text:p>2. Navigate to  'Login'</text:p>
            <text:p>3. Enter a Username</text:p>
            <text:p>4. Enter a Password</text:p>
            <text:p>5. Click Sign in</text:p>
          </table:table-cell>
          <table:table-cell table:style-name="ce3" office:value-type="string" calcext:value-type="string">
            <text:p>Username=DemoUser1</text:p>
            <text:p/>
            <text:p>Password=DemoPass</text:p>
            <text:p/>
            <text:p/>
          </table:table-cell>
          <table:table-cell table:style-name="ce3" office:value-type="string" calcext:value-type="string">
            <text:p>Guest should be redirected back to the login page and alerted that the username and password are incorrect</text:p>
          </table:table-cell>
          <table:table-cell table:style-name="ce3" office:value-type="string" calcext:value-type="string">
            <text:p>Guest is redirected back to the login page with an alert 'The username and/or password you specified are not correct.'</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8</text:p>
          </table:table-cell>
          <table:table-cell table:style-name="ce3" office:value-type="string" calcext:value-type="string">
            <text:p>Check Staff login with valid data</text:p>
          </table:table-cell>
          <table:table-cell table:style-name="ce3" office:value-type="string" calcext:value-type="string">
            <text:p>1. Go to Site</text:p>
            <text:p>2. Navigate to  'Login'</text:p>
            <text:p>3. Enter a Username</text:p>
            <text:p>4. Enter a Password</text:p>
            <text:p>5. Click Sign in</text:p>
          </table:table-cell>
          <table:table-cell table:style-name="ce3" office:value-type="string" calcext:value-type="string">
            <text:p>Username=StaffUser</text:p>
            <text:p/>
            <text:p>Password=staffpass</text:p>
            <text:p/>
            <text:p/>
          </table:table-cell>
          <table:table-cell table:style-name="ce3" office:value-type="string" calcext:value-type="string">
            <text:p>User should be logged into a staff account and redirected back to the home page and should now be able to see links for bookings, admin and logout. </text:p>
          </table:table-cell>
          <table:table-cell table:style-name="ce3" office:value-type="string" calcext:value-type="string">
            <text:p>User is logged into a Staff account and redirected to home page. Both bookings, admin and logout are visible</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09</text:p>
          </table:table-cell>
          <table:table-cell table:style-name="ce3" office:value-type="string" calcext:value-type="string">
            <text:p>Check Staff login with invalid data</text:p>
          </table:table-cell>
          <table:table-cell table:style-name="ce3" office:value-type="string" calcext:value-type="string">
            <text:p>1. Go to Site</text:p>
            <text:p>2. Navigate to  'Login'</text:p>
            <text:p>3. Enter a Username</text:p>
            <text:p>4. Enter a Password</text:p>
            <text:p>5. Click Sign in</text:p>
          </table:table-cell>
          <table:table-cell table:style-name="ce3" office:value-type="string" calcext:value-type="string">
            <text:p>Username=StaffUser?#</text:p>
            <text:p/>
            <text:p>Password=staffpass</text:p>
            <text:p/>
            <text:p/>
          </table:table-cell>
          <table:table-cell table:style-name="ce3" office:value-type="string" calcext:value-type="string">
            <text:p>User should be redirected back to the login page and alerted that the username and password are incorrect</text:p>
          </table:table-cell>
          <table:table-cell table:style-name="ce3" office:value-type="string" calcext:value-type="string">
            <text:p>User is redirected back to the login page with an alert 'The username and/or password you specified are not correct.'</text:p>
          </table:table-cell>
          <table:table-cell table:style-name="ce8" office:value-type="string" calcext:value-type="string">
            <text:p>Pass</text:p>
          </table:table-cell>
          <table:table-cell table:number-columns-repeated="1017"/>
        </table:table-row>
        <table:table-row table:style-name="ro1">
          <table:table-cell table:style-name="ce4" office:value-type="string" calcext:value-type="string" table:number-columns-spanned="7" table:number-rows-spanned="1">
            <text:p>Javascript Functionality / Fetch API - Make a Booking</text:p>
          </table:table-cell>
          <table:covered-table-cell table:number-columns-repeated="6"/>
          <table:table-cell table:number-columns-repeated="1017"/>
        </table:table-row>
        <table:table-row table:style-name="ro1">
          <table:table-cell table:style-name="ce3" office:value-type="string" calcext:value-type="string">
            <text:p>TU10</text:p>
          </table:table-cell>
          <table:table-cell table:style-name="ce3" office:value-type="string" calcext:value-type="string">
            <text:p>Check user attempting to creating booking on a date with available slots and valid data</text:p>
          </table:table-cell>
          <table:table-cell table:style-name="ce3" office:value-type="string" calcext:value-type="string">
            <text:p>1. Go to Site </text:p>
            <text:p>2. Login with valid user credentials</text:p>
            <text:p>3. Navigate to  'Make a Booking' or 'Book Now'</text:p>
            <text:p>4. Select a Date</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 of 4.</text:p>
            <text:p/>
            <text:p>Date = 17/07/22</text:p>
            <text:p>Time = 5pm</text:p>
            <text:p>Table = Table 2</text:p>
            <text:p>First Name = John </text:p>
            <text:p>Last Name = Smith</text:p>
            <text:p>Email = john@smith.com</text:p>
          </table:table-cell>
          <table:table-cell table:style-name="ce3" office:value-type="string" calcext:value-type="string">
            <text:p>User should be directed to the success page and informaed they have made a booking</text:p>
          </table:table-cell>
          <table:table-cell table:style-name="ce3" office:value-type="string" calcext:value-type="string">
            <text:p>User is directed to success page </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1</text:p>
          </table:table-cell>
          <table:table-cell table:style-name="ce3" office:value-type="string" calcext:value-type="string">
            <text:p>Check user attempting to search for booking on a date in the past</text:p>
          </table:table-cell>
          <table:table-cell table:style-name="ce3" office:value-type="string" calcext:value-type="string">
            <text:p>1. Go to Site </text:p>
            <text:p>2. Login with valid user credentials</text:p>
            <text:p>3. Navigate to  'Make a Booking' or 'Book Now'</text:p>
            <text:p>4. Select a Date</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 of 4.</text:p>
            <text:p/>
            <text:p>Date = 16/07/22</text:p>
            <text:p>Time = 5pm</text:p>
            <text:p>Table = Table 2</text:p>
            <text:p>First Name = John </text:p>
            <text:p>Last Name = Smith</text:p>
            <text:p>Email = john@smith.com</text:p>
          </table:table-cell>
          <table:table-cell table:style-name="ce3" office:value-type="string" calcext:value-type="string">
            <text:p>User should be unable to select this date and cannot continue with the booking</text:p>
          </table:table-cell>
          <table:table-cell table:style-name="ce3" office:value-type="string" calcext:value-type="string">
            <text:p>User is unable to select the date and is unable to make a booking</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2</text:p>
          </table:table-cell>
          <table:table-cell table:style-name="ce3" office:value-type="string" calcext:value-type="string">
            <text:p>Check user attempting to search for booking on a date more than 30 days in the future</text:p>
          </table:table-cell>
          <table:table-cell table:style-name="ce3" office:value-type="string" calcext:value-type="string">
            <text:p>1. Go to Site </text:p>
            <text:p>2. Login with valid user credentials</text:p>
            <text:p>3. Navigate to  'Make a Booking' or 'Book Now'</text:p>
            <text:p>4. Select a Date </text:p>
            <text:p>5. Select a Time</text:p>
            <text:p>6.Select a Table</text:p>
            <text:p>7. Enter all details</text:p>
            <text:p>8. Click Book Now</text:p>
          </table:table-cell>
          <table:table-cell table:style-name="ce3" office:value-type="string" calcext:value-type="string">
            <text:p>Prerequesite Data: An Open Booking Slot On the 17/07/22, at 5pm for table 2 with a capacit of 4.</text:p>
            <text:p/>
            <text:p>Date = 17/09/22</text:p>
            <text:p>Time = 5pm</text:p>
            <text:p>Table = Table 2</text:p>
            <text:p>First Name = John </text:p>
            <text:p>Last Name = Smith</text:p>
            <text:p>Email = john@smith.com</text:p>
          </table:table-cell>
          <table:table-cell table:style-name="ce3" office:value-type="string" calcext:value-type="string">
            <text:p>User should be unable to select this date and cannot continue with the booking</text:p>
          </table:table-cell>
          <table:table-cell table:style-name="ce3" office:value-type="string" calcext:value-type="string">
            <text:p>User is unable to select the date and is unable to make a booking</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3</text:p>
          </table:table-cell>
          <table:table-cell table:style-name="ce3" office:value-type="string" calcext:value-type="string">
            <text:p>Check user attempting to creating booking on a date with available slots and uses incomplete data</text:p>
          </table:table-cell>
          <table:table-cell table:style-name="ce3" office:value-type="string" calcext:value-type="string">
            <text:p>1. Go to Site </text:p>
            <text:p>2. Login with valid user credentials</text:p>
            <text:p>3. Navigate to  'Make a Booking' or 'Book Now'</text:p>
            <text:p>4. Select a Date </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 of 4.</text:p>
            <text:p/>
            <text:p>Date = 17/09/22</text:p>
            <text:p>Time = 5pm</text:p>
            <text:p>Table = Table 2</text:p>
            <text:p>First Name = John </text:p>
            <text:p>Last Name = Smith</text:p>
            <text:p>Email = {blank}</text:p>
          </table:table-cell>
          <table:table-cell table:style-name="ce3" office:value-type="string" calcext:value-type="string">
            <text:p>User should be unable to make the booking as they have not entered an email address</text:p>
          </table:table-cell>
          <table:table-cell table:style-name="ce3" office:value-type="string" calcext:value-type="string">
            <text:p>User is unable to POST form, an alert pops up informing user to 'Please fill out this field' for the email input</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4</text:p>
          </table:table-cell>
          <table:table-cell table:style-name="ce3" office:value-type="string" calcext:value-type="string">
            <text:p>Check user attempting to creating booking on a date with available slots and uses invalid complete data</text:p>
          </table:table-cell>
          <table:table-cell table:style-name="ce3" office:value-type="string" calcext:value-type="string">
            <text:p>1. Go to Site </text:p>
            <text:p>2. Login with valid user credentials</text:p>
            <text:p>3. Navigate to  'Make a Booking' or 'Book Now'</text:p>
            <text:p>4. Select a Date </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 of 4.</text:p>
            <text:p/>
            <text:p>Date = 17/09/22</text:p>
            <text:p>Time = 5pm</text:p>
            <text:p>Table = Table 2</text:p>
            <text:p>First Name = John </text:p>
            <text:p>Last Name = Smith</text:p>
            <text:p>Email = johnsmith.co</text:p>
          </table:table-cell>
          <table:table-cell table:style-name="ce3" office:value-type="string" calcext:value-type="string">
            <text:p>User should be unable to make the booking as they have not entered a valid email</text:p>
          </table:table-cell>
          <table:table-cell table:style-name="ce6" office:value-type="string" calcext:value-type="string">
            <text:p><text:a xlink:href="http://johnsmith.co/" xlink:type="simple">User is unable to POST form, an alert pops up informing user to "Please include an @ in the email address johnsmith.co is missing an '@'."</text:a></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5</text:p>
          </table:table-cell>
          <table:table-cell table:style-name="ce3" office:value-type="string" calcext:value-type="string">
            <text:p>Check user attempting to creating booking on a date with available slots and uses invalid incomplete data</text:p>
          </table:table-cell>
          <table:table-cell table:style-name="ce3" office:value-type="string" calcext:value-type="string">
            <text:p>1. Go to Site </text:p>
            <text:p>2. Login with valid user credentials</text:p>
            <text:p>3. Navigate to  'Make a Booking' or 'Book Now'</text:p>
            <text:p>4. Select a Date </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y of 4.</text:p>
            <text:p/>
            <text:p>Date = 17/09/22</text:p>
            <text:p>Time = 5pm</text:p>
            <text:p>Table = Table 2</text:p>
            <text:p>First Name = 12345</text:p>
            <text:p>Last Name = Smith</text:p>
            <text:p>Email = john@smith.com</text:p>
          </table:table-cell>
          <table:table-cell table:style-name="ce3" office:value-type="string" calcext:value-type="string">
            <text:p>User should be unable to make the booking as they have not enetered a valid name</text:p>
          </table:table-cell>
          <table:table-cell table:style-name="ce3" office:value-type="string" calcext:value-type="string">
            <text:p>User is directed to success page </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16</text:p>
          </table:table-cell>
          <table:table-cell table:style-name="ce3" office:value-type="string" calcext:value-type="string">
            <text:p>Check user attempting to creating booking on a date with no available slots.</text:p>
          </table:table-cell>
          <table:table-cell table:style-name="ce3" office:value-type="string" calcext:value-type="string">
            <text:p>1. Go to Site </text:p>
            <text:p>2. Login with valid user credentials</text:p>
            <text:p>3. Navigate to  'Make a Booking' or 'Book Now'</text:p>
            <text:p>4. Select a Date </text:p>
            <text:p>5. Select a Time</text:p>
            <text:p>6. Select a Table</text:p>
            <text:p>7. Enter all details</text:p>
            <text:p>8. Click Book Now</text:p>
          </table:table-cell>
          <table:table-cell table:style-name="ce3" office:value-type="string" calcext:value-type="string">
            <text:p>Prerequesite Data: An Open Booking Slot On the 17/07/22, at 5pm for table 2 with a capacity of 4.</text:p>
            <text:p/>
            <text:p>Date = 17/09/22</text:p>
            <text:p>Time = 5pm</text:p>
            <text:p>Table = Table 2</text:p>
            <text:p>First Name = John</text:p>
            <text:p>Last Name = Smith</text:p>
            <text:p>Email = john@smith.com</text:p>
          </table:table-cell>
          <table:table-cell table:style-name="ce3" office:value-type="string" calcext:value-type="string">
            <text:p>User should be unable to get past date selection. A modal should appear informaing the user that there are no available times on the date they have selected</text:p>
          </table:table-cell>
          <table:table-cell table:style-name="ce3" office:value-type="string" calcext:value-type="string">
            <text:p>User cannot proceed past date selection and is alerted 'We are sorry!, Unfortunately there are no tables available for the date you have selected. Please try an alternative date, Thank you.'</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7</text:p>
          </table:table-cell>
          <table:table-cell table:style-name="ce3" office:value-type="string" calcext:value-type="string">
            <text:p>Check user can cancel booking</text:p>
          </table:table-cell>
          <table:table-cell table:style-name="ce3" office:value-type="string" calcext:value-type="string">
            <text:p>1. Go to Site </text:p>
            <text:p>2. Login with valid user credentials</text:p>
            <text:p>3. Navigate to  'Bookings' or 'Account&gt;My Bookings' or 'My Bookings'</text:p>
            <text:p>4. Click Cancel Booking Button (Red button with white X)</text:p>
            <text:p/>
          </table:table-cell>
          <table:table-cell table:style-name="ce3" office:value-type="string" calcext:value-type="string">
            <text:p>Prerequesite Data: A Booking for the user on the 17/07/22, at 5pm for table 2 with a capacit of 4.</text:p>
            <text:p/>
          </table:table-cell>
          <table:table-cell table:style-name="ce3" office:value-type="string" calcext:value-type="string">
            <text:p>cancel booking modal should appear asking the user if they are sure they want to cancel the booking and giving them the information of the booking they selected to cancel</text:p>
          </table:table-cell>
          <table:table-cell table:style-name="ce3" office:value-type="string" calcext:value-type="string">
            <text:p>A 'Cancel Booking' modal appears with current booking information. this information matches the data of the booking that was selected. The user is asked 'Are you sure you want to cancel this booking?'</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8</text:p>
          </table:table-cell>
          <table:table-cell table:style-name="ce3" office:value-type="string" calcext:value-type="string">
            <text:p>Check user can cancel booking, and proceed to cancel after warning</text:p>
          </table:table-cell>
          <table:table-cell table:style-name="ce3" office:value-type="string" calcext:value-type="string">
            <text:p>1. Go to Site </text:p>
            <text:p>2. Login with valid user credentials</text:p>
            <text:p>3. Navigate to  'Bookings' or 'Account&gt;My Bookings' or 'My Bookings'</text:p>
            <text:p>4. Click Cancel Booking Button (Red button with white X)</text:p>
            <text:p>5. Click Cancel Booking in the modal to confirm cancellation</text:p>
            <text:p/>
          </table:table-cell>
          <table:table-cell table:style-name="ce3" office:value-type="string" calcext:value-type="string">
            <text:p>Prerequesite Data: A Booking for the user on the 17/07/22, at 5pm for table 2 with a capacit of 4.</text:p>
            <text:p/>
          </table:table-cell>
          <table:table-cell table:style-name="ce3" office:value-type="string" calcext:value-type="string">
            <text:p>Users page should reload to the current location after making a successful fetch POST request.</text:p>
            <text:p>Booking should be cancelled and user should not be able to see the booking in 'my bookings'</text:p>
          </table:table-cell>
          <table:table-cell table:style-name="ce3" office:value-type="string" calcext:value-type="string">
            <text:p>Page reloads, Users booking is removed from 'my booking'. POST request successful</text:p>
          </table:table-cell>
          <table:table-cell table:style-name="ce8" office:value-type="string" calcext:value-type="string">
            <text:p>Pass</text:p>
          </table:table-cell>
          <table:table-cell table:number-columns-repeated="1017"/>
        </table:table-row>
        <table:table-row table:style-name="ro1">
          <table:table-cell table:style-name="ce5" office:value-type="string" calcext:value-type="string" table:number-columns-spanned="7" table:number-rows-spanned="1">
            <text:p>Javascript Functionality / Fetch API - Staff Dashboard</text:p>
          </table:table-cell>
          <table:covered-table-cell table:number-columns-repeated="6"/>
          <table:table-cell table:number-columns-repeated="1017"/>
        </table:table-row>
        <table:table-row table:style-name="ro1">
          <table:table-cell table:style-name="ce3" office:value-type="string" calcext:value-type="string">
            <text:p>TU16</text:p>
          </table:table-cell>
          <table:table-cell table:style-name="ce3" office:value-type="string" calcext:value-type="string">
            <text:p>Check staff create a table with valid data</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New Table</text:p>
            <text:p>6. Enter Table Number</text:p>
            <text:p>7. Enter Table Capacity</text:p>
            <text:p>8. Click Add Table</text:p>
          </table:table-cell>
          <table:table-cell table:style-name="ce3" office:value-type="string" calcext:value-type="string">
            <text:p>Table Number = 2</text:p>
            <text:p/>
            <text:p>Table Capacity = 4</text:p>
          </table:table-cell>
          <table:table-cell table:style-name="ce3" office:value-type="string" calcext:value-type="string">
            <text:p>Users page should reload to the current location after making a successful fetch POST request.</text:p>
            <text:p>New Table should be in the list of all tables with datat matching that of the test data</text:p>
          </table:table-cell>
          <table:table-cell table:style-name="ce3" office:value-type="string" calcext:value-type="string">
            <text:p>Page reloads after add button clicked, New table is visible in the list of all tables. it's data does match that of the test data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7</text:p>
          </table:table-cell>
          <table:table-cell table:style-name="ce3" office:value-type="string" calcext:value-type="string">
            <text:p>Check staff create a table with invalid data</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New Table</text:p>
            <text:p>6. Enter Table Number</text:p>
            <text:p>7. Enter Table Capacity</text:p>
            <text:p>8. Click Add Table</text:p>
          </table:table-cell>
          <table:table-cell table:style-name="ce3" office:value-type="string" calcext:value-type="string">
            <text:p>Table Number = 2</text:p>
            <text:p/>
            <text:p>Table Capacity = a</text:p>
          </table:table-cell>
          <table:table-cell table:style-name="ce3" office:value-type="string" calcext:value-type="string">
            <text:p>User should be unable to enter a string into the table capacity and when add table is clicked an alert should inform the user that a value greater than 1 must be entered into this field</text:p>
          </table:table-cell>
          <table:table-cell table:style-name="ce3" office:value-type="string" calcext:value-type="string">
            <text:p>User us unable to enter text/string into table capcity.</text:p>
            <text:p/>
            <text:p>When add table is clicked an alert message appears stating 'Values entered must be greater than or equal to 1'</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8</text:p>
          </table:table-cell>
          <table:table-cell table:style-name="ce3" office:value-type="string" calcext:value-type="string">
            <text:p>Check staff edit a table with valid data</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Edit Icon On a Table</text:p>
            <text:p>6. Enter Table Number</text:p>
            <text:p>7. Enter Table Capacity</text:p>
            <text:p>8. Click Edit Table</text:p>
          </table:table-cell>
          <table:table-cell table:style-name="ce3" office:value-type="string" calcext:value-type="string">
            <text:p>Table Number = 4</text:p>
            <text:p/>
            <text:p>Table Capacity = 6</text:p>
          </table:table-cell>
          <table:table-cell table:style-name="ce3" office:value-type="string" calcext:value-type="string">
            <text:p>Users page should reload to the current location after making a successful fetch POST request.</text:p>
            <text:p>updated Table should be in the list of all tables with data matching that values of the test data</text:p>
          </table:table-cell>
          <table:table-cell table:style-name="ce3" office:value-type="string" calcext:value-type="string">
            <text:p>Page reloads after add button clicked, Updated table is visible in the list of all tables. it's data does match that of the test data entered to edit the table with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19</text:p>
          </table:table-cell>
          <table:table-cell table:style-name="ce3" office:value-type="string" calcext:value-type="string">
            <text:p>Check staff edit a table with invalid data</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Edit Icon On a Table</text:p>
            <text:p>6. Enter Table Number</text:p>
            <text:p>7. Enter Table Capacity</text:p>
            <text:p>8. Click Edit Table</text:p>
          </table:table-cell>
          <table:table-cell table:style-name="ce3" office:value-type="string" calcext:value-type="string">
            <text:p>Table Number = @</text:p>
            <text:p/>
            <text:p>Table Capacity = 6</text:p>
          </table:table-cell>
          <table:table-cell table:style-name="ce3" office:value-type="string" calcext:value-type="string">
            <text:p>User should be unable to enter a string into the table number and when add table is clicked an alert should inform the user that a value greater than 1 must be entered into this field</text:p>
          </table:table-cell>
          <table:table-cell table:style-name="ce3" office:value-type="string" calcext:value-type="string">
            <text:p>User us unable to enter text/string into table number.</text:p>
            <text:p/>
            <text:p>When add table is clicked an alert message appears stating 'Values entered must be greater than or equal to 1'</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0</text:p>
          </table:table-cell>
          <table:table-cell table:style-name="ce3" office:value-type="string" calcext:value-type="string">
            <text:p>Check staff remove a table</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X Icon On a Table</text:p>
            <text:p>6. Click Delete Table</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Table record selected for deleteing should now not be visible in the table list</text:p>
          </table:table-cell>
          <table:table-cell table:style-name="ce3" office:value-type="string" calcext:value-type="string">
            <text:p>Page reloads after delete modal button clicked - successful POST. Table record selected for deletion is now not in the table of tables.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1</text:p>
          </table:table-cell>
          <table:table-cell table:style-name="ce3" office:value-type="string" calcext:value-type="string">
            <text:p>Check staff create a time slot with valid data</text:p>
          </table:table-cell>
          <table:table-cell table:style-name="ce3" office:value-type="string" calcext:value-type="string">
            <text:p>1. Go to Site </text:p>
            <text:p>2. Login with valid staff user credentials</text:p>
            <text:p>3. Navigate to  'Admin' or 'Account&gt;Admin'</text:p>
            <text:p>4. Navigate to 'Times' on dashboard Nav</text:p>
            <text:p>5. Click New Time Slot</text:p>
            <text:p>6. Enter Start Time</text:p>
            <text:p>7. Click Add Time Slot</text:p>
          </table:table-cell>
          <table:table-cell table:style-name="ce3" office:value-type="string" calcext:value-type="string">
            <text:p>Start Time = 17:30</text:p>
          </table:table-cell>
          <table:table-cell table:style-name="ce3" office:value-type="string" calcext:value-type="string">
            <text:p>Users page should reload to the current location after making a successful fetch POST request.</text:p>
            <text:p>New Time slot should be in the list of time slots and have a end time generated which is 90 mins ahead of the start time which should match the test data</text:p>
          </table:table-cell>
          <table:table-cell table:style-name="ce3" office:value-type="string" calcext:value-type="string">
            <text:p>Page reloads after add button clicked, New timeslot is visible in the list, with an end time 90mins after entered start time which matches the test data.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2</text:p>
          </table:table-cell>
          <table:table-cell table:style-name="ce3" office:value-type="string" calcext:value-type="string">
            <text:p>Check staff create a time slot with invalid data</text:p>
          </table:table-cell>
          <table:table-cell table:style-name="ce3" office:value-type="string" calcext:value-type="string">
            <text:p>1. Go to Site </text:p>
            <text:p>2. Login with valid staff user credentials</text:p>
            <text:p>2. Navigate to  'Admin' or 'Account&gt;Admin'</text:p>
            <text:p>3. Navigate to 'Times' on dashboard Nav</text:p>
            <text:p>4. Click New Time Slot</text:p>
            <text:p>5. Enter Start Time</text:p>
            <text:p>7. Click Add Time Slot</text:p>
          </table:table-cell>
          <table:table-cell table:style-name="ce3" office:value-type="string" calcext:value-type="string">
            <text:p>Start Time = aa:45</text:p>
          </table:table-cell>
          <table:table-cell table:style-name="ce3" office:value-type="string" calcext:value-type="string">
            <text:p>User should be unable to enter a string into the start time field and when add time is clicked an alert should inform the user that the value entered is not suitable</text:p>
          </table:table-cell>
          <table:table-cell table:style-name="ce3" office:value-type="string" calcext:value-type="string">
            <text:p>User us unable to enter text/string into start Time field.</text:p>
            <text:p/>
            <text:p>When add time is clicked the page reloads but the data entered is not added to the table</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23</text:p>
          </table:table-cell>
          <table:table-cell table:style-name="ce3" office:value-type="string" calcext:value-type="string">
            <text:p>Check staff edit a time slot with valid data</text:p>
          </table:table-cell>
          <table:table-cell table:style-name="ce3" office:value-type="string" calcext:value-type="string">
            <text:p>1. Go to Site </text:p>
            <text:p>2. Login with valid staff user credentials</text:p>
            <text:p>3. Navigate to  'Admin' or 'Account&gt;Admin'</text:p>
            <text:p>4. Navigate to 'Times' on dashboard Nav</text:p>
            <text:p>5. Click Edit Icon on Time Slot</text:p>
            <text:p>6. Edit Start Time</text:p>
            <text:p>7. Click Edit Time Slot</text:p>
          </table:table-cell>
          <table:table-cell table:style-name="ce3" office:value-type="string" calcext:value-type="string">
            <text:p>Start Time = 19:30</text:p>
          </table:table-cell>
          <table:table-cell table:style-name="ce3" office:value-type="string" calcext:value-type="string">
            <text:p>Users page should reload to the current location after making a successful fetch POST request.</text:p>
            <text:p>updated Time should be in the list of times with data matching the values from the test data.</text:p>
          </table:table-cell>
          <table:table-cell table:style-name="ce3" office:value-type="string" calcext:value-type="string">
            <text:p>Page reloads after add button clicked, Updated table is visible in the list of all time slots. data matchs the test data entered to edit the table with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4</text:p>
          </table:table-cell>
          <table:table-cell table:style-name="ce3" office:value-type="string" calcext:value-type="string">
            <text:p>Check staff edit a time slot with invalid data</text:p>
          </table:table-cell>
          <table:table-cell table:style-name="ce3" office:value-type="string" calcext:value-type="string">
            <text:p>1. Go to Site </text:p>
            <text:p>2. Login with valid staff user credentials</text:p>
            <text:p>3. Navigate to  'Admin' or 'Account&gt;Admin'</text:p>
            <text:p>4. Navigate to 'Times' on dashboard Nav</text:p>
            <text:p>5. Click Edit Icon on Time Slot</text:p>
            <text:p>6. Edit Start Time</text:p>
            <text:p>7. Click Edit Time Slot</text:p>
          </table:table-cell>
          <table:table-cell table:style-name="ce3" office:value-type="string" calcext:value-type="string">
            <text:p>Start Time = ##:30</text:p>
          </table:table-cell>
          <table:table-cell table:style-name="ce3" office:value-type="string" calcext:value-type="string">
            <text:p>User should be unable to enter a string into the start time field and when add time is clicked an alert should inform the user that the value entered is not suitable</text:p>
          </table:table-cell>
          <table:table-cell table:style-name="ce3" office:value-type="string" calcext:value-type="string">
            <text:p>User us unable to enter text/string into start Time field.</text:p>
            <text:p/>
            <text:p>When add time is clicked the page reloads but the data entered is not added to the table</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25</text:p>
          </table:table-cell>
          <table:table-cell table:style-name="ce3" office:value-type="string" calcext:value-type="string">
            <text:p>Check staff remove a timeslot</text:p>
          </table:table-cell>
          <table:table-cell table:style-name="ce3" office:value-type="string" calcext:value-type="string">
            <text:p>1. Go to Site </text:p>
            <text:p>2. Login with valid staff user credentials</text:p>
            <text:p>3. Navigate to  'Admin' or 'Account&gt;Admin'</text:p>
            <text:p>4. Navigate to 'Tables' on dashboard Nav</text:p>
            <text:p>5. Click X Icon On a Time Slot</text:p>
            <text:p>6. Click Delete Time Slot</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Time Slot record selected for deleteing should now not be visible in the time Slot table</text:p>
          </table:table-cell>
          <table:table-cell table:style-name="ce3" office:value-type="string" calcext:value-type="string">
            <text:p>Page reloads after modal delete button clicked - successful POST. Time Slot record selected for deletion is now not in the table of time slots.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6</text:p>
          </table:table-cell>
          <table:table-cell table:style-name="ce3" office:value-type="string" calcext:value-type="string">
            <text:p>Check staff create a booking slot with valid data</text:p>
          </table:table-cell>
          <table:table-cell table:style-name="ce3" office:value-type="string" calcext:value-type="string">
            <text:p>1. Go to Site </text:p>
            <text:p>2. Login with valid staff user credentials</text:p>
            <text:p>3. Navigate to  'Admin' or 'Account&gt;Admin'</text:p>
            <text:p>4. Navigate to 'Schedule' on dashboard Nav</text:p>
            <text:p>5. Click New Booking Slot</text:p>
            <text:p>6. Select Date</text:p>
            <text:p>7. Select Time</text:p>
            <text:p>8. Select Table</text:p>
            <text:p>9. Click Add Booking Slot</text:p>
          </table:table-cell>
          <table:table-cell table:style-name="ce3" office:value-type="string" calcext:value-type="string">
            <text:p><text:span text:style-name="T1">Prerequesite db Data: </text:span></text:p>
            <text:p><text:span text:style-name="T2">Table:</text:span></text:p>
            <text:p><text:span text:style-name="T1">Table Number = 4</text:span></text:p>
            <text:p><text:span text:style-name="T1">Table Capacity = 6</text:span></text:p>
            <text:p><text:span text:style-name="T2">Time slot:</text:span></text:p>
            <text:p><text:span text:style-name="T1">Start Time = 19:30.</text:span></text:p>
            <text:p><text:span text:style-name="T1">*************************************************Test Data / Selection Data</text:span></text:p>
            <text:p><text:span text:style-name="T1">Date = 17/07/2022</text:span></text:p>
            <text:p><text:span text:style-name="T1">Time = 19:30</text:span></text:p>
            <text:p><text:span text:style-name="T1">Table = 4</text:span></text:p>
          </table:table-cell>
          <table:table-cell table:style-name="ce3" office:value-type="string" calcext:value-type="string">
            <text:p>Users page should reload to the current location after making  a successful fetch POST request.</text:p>
            <text:p>New Booking slot should be in the list of booking slots and has data matching the test data while also having a unique booking slot id. Status will be equal to 'draft' and booking status should be 'booked'</text:p>
          </table:table-cell>
          <table:table-cell table:style-name="ce3" office:value-type="string" calcext:value-type="string">
            <text:p>Page reloads after add button clicked, New booking slot is visible in the list,with data that matches the test data and a unique booking slot id. status is 'draft' and booking status is 'booked'.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7</text:p>
          </table:table-cell>
          <table:table-cell table:style-name="ce3" office:value-type="string" calcext:value-type="string">
            <text:p>Check staff create a booking slot with invalid data</text:p>
          </table:table-cell>
          <table:table-cell table:style-name="ce3" office:value-type="string" calcext:value-type="string">
            <text:p>1. Go to Site </text:p>
            <text:p>2. Login with valid staff user credentials</text:p>
            <text:p>3. Navigate to  'Admin' or 'Account&gt;Admin'</text:p>
            <text:p>4. Navigate to 'Schedule' on dashboard Nav</text:p>
            <text:p>5. Click New Booking Slot</text:p>
            <text:p>6. Select Date</text:p>
            <text:p>7. Select Time</text:p>
            <text:p>8. Select Table</text:p>
            <text:p>9. Click Add Booking Slot</text:p>
          </table:table-cell>
          <table:table-cell table:style-name="ce3" office:value-type="string" calcext:value-type="string">
            <text:p><text:span text:style-name="T1">Prerequesite db Data: </text:span></text:p>
            <text:p><text:span text:style-name="T2">Table:</text:span></text:p>
            <text:p><text:span text:style-name="T1">Table Number = 4</text:span></text:p>
            <text:p><text:span text:style-name="T1">Table Capacity = 6</text:span></text:p>
            <text:p><text:span text:style-name="T2">Time slot:</text:span></text:p>
            <text:p><text:span text:style-name="T1">Start Time = 19:30.</text:span></text:p>
            <text:p><text:span text:style-name="T1">*************************************************</text:span></text:p>
            <text:p><text:span text:style-name="T1">Test Data / Selection Data</text:span></text:p>
            <text:p><text:span text:style-name="T1">Date = 12/07/2023</text:span></text:p>
            <text:p><text:span text:style-name="T1">Time = 19:30</text:span></text:p>
            <text:p><text:span text:style-name="T1">Table = 4</text:span></text:p>
          </table:table-cell>
          <table:table-cell table:style-name="ce3" office:value-type="string" calcext:value-type="string">
            <text:p>User should be unable to enter a past date and therefore unable to create a booking slot matching the test data</text:p>
          </table:table-cell>
          <table:table-cell table:style-name="ce3" office:value-type="string" calcext:value-type="string">
            <text:p>User Is unable to select a date in the past and is unable to create a booking slot matching the test data</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8</text:p>
          </table:table-cell>
          <table:table-cell table:style-name="ce3" office:value-type="string" calcext:value-type="string">
            <text:p>Check staff edit a booking slot with valid data (change date)</text:p>
          </table:table-cell>
          <table:table-cell table:style-name="ce3" office:value-type="string" calcext:value-type="string">
            <text:p>1. Go to Site </text:p>
            <text:p>2. Login with valid staff user credentials</text:p>
            <text:p>3. Navigate to  'Admin' or 'Account&gt;Admin'</text:p>
            <text:p>4. Navigate to 'Schedule' on dashboard Nav</text:p>
            <text:p>5. Click Edit Icon on Booking Slot</text:p>
            <text:p>6. Select Date</text:p>
            <text:p>7. Select Time</text:p>
            <text:p>8. Select Table</text:p>
            <text:p>9. Click Edit Booking Slot</text:p>
          </table:table-cell>
          <table:table-cell table:style-name="ce3" office:value-type="string" calcext:value-type="string">
            <text:p><text:span text:style-name="T1">Prerequesite db Data: </text:span></text:p>
            <text:p><text:span text:style-name="T2">Table:</text:span></text:p>
            <text:p><text:span text:style-name="T1">Table Number = 4</text:span></text:p>
            <text:p><text:span text:style-name="T1">Table Capacity = 6</text:span></text:p>
            <text:p><text:span text:style-name="T2">Time slot:</text:span></text:p>
            <text:p><text:span text:style-name="T1">Start Time = 19:30.</text:span></text:p>
            <text:p><text:span text:style-name="T1">*************************************************</text:span></text:p>
            <text:p><text:span text:style-name="T1">Test Data / Selection Data</text:span></text:p>
            <text:p><text:span text:style-name="T1">Date = 17/07/2022</text:span></text:p>
            <text:p><text:span text:style-name="T1">Time = 19:30</text:span></text:p>
            <text:p><text:span text:style-name="T1">Table = 4</text:span></text:p>
          </table:table-cell>
          <table:table-cell table:style-name="ce3" office:value-type="string" calcext:value-type="string">
            <text:p>User should be able to change the date and save the edit. Users page should reload to the current location after making a successful fetch POST request.this will cause the page to reload whith the updated record visible in the table with the new data from matching that of the test data</text:p>
          </table:table-cell>
          <table:table-cell table:style-name="ce3" office:value-type="string" calcext:value-type="string">
            <text:p>Page reloads after edit button clicked - successful POST. booking slot record selected for deletion is now not in the table of booking slots.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29</text:p>
          </table:table-cell>
          <table:table-cell table:style-name="ce3" office:value-type="string" calcext:value-type="string">
            <text:p>Check staff edit a booking slot with invalid data</text:p>
          </table:table-cell>
          <table:table-cell table:style-name="ce3" office:value-type="string" calcext:value-type="string">
            <text:p>1. Go to Site </text:p>
            <text:p>2. Login with valid staff user credentials</text:p>
            <text:p>3. Navigate to  'Admin' or 'Account&gt;Admin'</text:p>
            <text:p>4. Navigate to 'Schedule' on dashboard Nav</text:p>
            <text:p>5. Click Edit Icon on Booking Slot</text:p>
            <text:p>6. Select Date</text:p>
            <text:p>7. Select Time</text:p>
            <text:p>8. Select Table</text:p>
            <text:p>9. Click Edit king Slot</text:p>
          </table:table-cell>
          <table:table-cell table:style-name="ce3" office:value-type="string" calcext:value-type="string">
            <text:p><text:span text:style-name="T1">Prerequesite db Data: </text:span></text:p>
            <text:p><text:span text:style-name="T2">Table:</text:span></text:p>
            <text:p><text:span text:style-name="T1">Table Number = 4</text:span></text:p>
            <text:p><text:span text:style-name="T1">Table Capacity = 6</text:span></text:p>
            <text:p><text:span text:style-name="T2">Time slot:</text:span></text:p>
            <text:p><text:span text:style-name="T1">Start Time = 19:30.</text:span></text:p>
            <text:p><text:span text:style-name="T1">*************************************************</text:span></text:p>
            <text:p><text:span text:style-name="T1">Test Data / Selection Data</text:span></text:p>
            <text:p><text:span text:style-name="T1">Date = 19/08/2022</text:span></text:p>
            <text:p><text:span text:style-name="T1">Time = 19:30</text:span></text:p>
            <text:p><text:span text:style-name="T1">Table = 4</text:span></text:p>
          </table:table-cell>
          <table:table-cell table:style-name="ce3" office:value-type="string" calcext:value-type="string">
            <text:p>User should be unable to enter a date more than 30 days from today and therefore unable to create a booking slot matching the test data</text:p>
          </table:table-cell>
          <table:table-cell table:style-name="ce3" office:value-type="string" calcext:value-type="string">
            <text:p>User Is unable to select a date more than 30 days from today and is unable to create a booking slot matching the test data</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0</text:p>
          </table:table-cell>
          <table:table-cell table:style-name="ce3" office:value-type="string" calcext:value-type="string">
            <text:p>Check staff remove a booking slot</text:p>
          </table:table-cell>
          <table:table-cell table:style-name="ce3" office:value-type="string" calcext:value-type="string">
            <text:p>1. Go to Site </text:p>
            <text:p>2. Login with valid staff user credentials</text:p>
            <text:p>3. Navigate to  'Admin' or 'Account&gt;Admin'</text:p>
            <text:p>4. Navigate to 'Schedule' on dashboard Nav</text:p>
            <text:p>5. Click X Icon On a Booking Slot</text:p>
            <text:p>6. Click Delete Booking Slot</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Booking Slot record selected for deleteing should now not be visible in the Booking Slot table</text:p>
          </table:table-cell>
          <table:table-cell table:style-name="ce3" office:value-type="string" calcext:value-type="string">
            <text:p>Page reloads after modal delete button clicked - successful POST. Booking Slot record selected for deletion is now not in the table of time slots.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1</text:p>
          </table:table-cell>
          <table:table-cell table:style-name="ce3" office:value-type="string" calcext:value-type="string">
            <text:p>Check staff create a booking with valid data</text:p>
          </table:table-cell>
          <table:table-cell table:style-name="ce3" office:value-type="string" calcext:value-type="string">
            <text:p>1. Go to Site </text:p>
            <text:p>2. Login with valid staff user credentials</text:p>
            <text:p>3. Navigate to  'Admin' or 'Account&gt;Admin'</text:p>
            <text:p>4. Navigate to 'Bookings' on dashboard Nav</text:p>
            <text:p>5. Click New Booking</text:p>
            <text:p>6. Select Date</text:p>
            <text:p>7. Select Time</text:p>
            <text:p>8. Select Table</text:p>
            <text:p>9. Enter First Name</text:p>
            <text:p>10. Enter Last Name</text:p>
            <text:p>11. Enter Email</text:p>
            <text:p>12. Click Add Booking</text:p>
          </table:table-cell>
          <table:table-cell table:style-name="ce3" office:value-type="string" calcext:value-type="string">
            <text:p><text:span text:style-name="T1">Prerequesite db Data: </text:span></text:p>
            <text:p><text:span text:style-name="T2">Table:</text:span></text:p>
            <text:p><text:span text:style-name="T1">Table Number = 4</text:span></text:p>
            <text:p><text:span text:style-name="T1">Table Capacity = 6</text:span></text:p>
            <text:p><text:span text:style-name="T2">Time slot:</text:span></text:p>
            <text:p><text:span text:style-name="T1">Start Time = 19:30.</text:span></text:p>
            <text:p><text:span text:style-name="T2">Booking Slot:</text:span></text:p>
            <text:p><text:span text:style-name="T1">Date: 19/08/2022</text:span></text:p>
            <text:p><text:span text:style-name="T1">Time Slot: 19:30</text:span></text:p>
            <text:p><text:span text:style-name="T1">Table Number = 4</text:span></text:p>
            <text:p><text:span text:style-name="T1">*************************************************</text:span></text:p>
            <text:p><text:span text:style-name="T1">Test Data / Selection Data</text:span></text:p>
            <text:p><text:span text:style-name="T1">Date = 19/08/2022</text:span></text:p>
            <text:p><text:span text:style-name="T1">Time = 19:30</text:span></text:p>
            <text:p><text:span text:style-name="T1">Table = 4</text:span></text:p>
            <text:p><text:span text:style-name="T1">FIrst Name = John</text:span></text:p>
            <text:p><text:span text:style-name="T1">Last Name = Smith</text:span></text:p>
            <text:p><text:span text:style-name="T1">Email = john@smith.com</text:span></text:p>
          </table:table-cell>
          <table:table-cell table:style-name="ce3" office:value-type="string" calcext:value-type="string">
            <text:p>Users page should reload to the current location after making  a successful fetch POST request.</text:p>
            <text:p>New Booking should now be in the list of Bookings and have a name, date, time &amp; table matching the test data and a unique booking ID and a status of 'Booked'. Booking slot used to make booking should now now have a booking status of 'Booked' Meanining it is no longer visible to book</text:p>
          </table:table-cell>
          <table:table-cell table:style-name="ce3" office:value-type="string" calcext:value-type="string">
            <text:p>Page reloads after add button clicked, New booking is visible in the list, with a Booking id, Name, Date, Time and Table matching the test data. Status of booking is 'booked' and the booking status of the booking slot used in for the booking is also 'booked'.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2</text:p>
          </table:table-cell>
          <table:table-cell table:style-name="ce3" office:value-type="string" calcext:value-type="string">
            <text:p>Check staff create a booking with invalid data</text:p>
          </table:table-cell>
          <table:table-cell table:style-name="ce3" office:value-type="string" calcext:value-type="string">
            <text:p>1. Go to Site </text:p>
            <text:p>2. Login with valid staff user credentials</text:p>
            <text:p>3. Navigate to  'Admin' or 'Account&gt;Admin'</text:p>
            <text:p>4. Navigate to 'Bookings' on dashboard Nav</text:p>
            <text:p>5. Click New Booking</text:p>
            <text:p>6. Select Date</text:p>
            <text:p>7. Select Time</text:p>
            <text:p>8. Select Table</text:p>
            <text:p>9. Enter First Name</text:p>
            <text:p>10. Enter Last Name</text:p>
            <text:p>11. Enter Email</text:p>
            <text:p>12. Click Add Booking</text:p>
          </table:table-cell>
          <table:table-cell table:style-name="ce6" office:value-type="string" calcext:value-type="string">
            <text:p><text:a xlink:href="http://johnsmith.com/" xlink:type="simple">Prerequesite db Data: 
Table:
Table Number = 4
Table Capacity = 6
Time slot:
Start Time = 19:30.
Booking Slot:
Date: 19/08/2022
Time Slot: 19:30
Table Number = 4
*************************************************
Test Data / Selection Data
Date = 19/08/2022
Time = 19:30
Table = 4
FIrst Name = John
Last Name = Smith
Email = johnsmith.com</text:a></text:p>
          </table:table-cell>
          <table:table-cell table:style-name="ce3" office:value-type="string" calcext:value-type="string">
            <text:p>User should be unable to create booking without the correct format entered for the first name, last name and email. An Alert should appear informing the user that the email does not contain '@' and as it is an email it needs it.</text:p>
          </table:table-cell>
          <table:table-cell table:style-name="ce3" office:value-type="string" calcext:value-type="string">
            <text:p>Page reloads, successful Post. Record with test data is created in the table of bookings and is visible. Containing the incorrect email</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33</text:p>
          </table:table-cell>
          <table:table-cell table:style-name="ce3" office:value-type="string" calcext:value-type="string">
            <text:p>Check staff edit a booking with valid data</text:p>
          </table:table-cell>
          <table:table-cell table:style-name="ce3" office:value-type="string" calcext:value-type="string">
            <text:p>1. Go to Site </text:p>
            <text:p>2. Login with valid staff user credentials</text:p>
            <text:p>3. Navigate to  'Admin' or 'Account&gt;Admin'</text:p>
            <text:p>4. Navigate to 'Bookings' on dashboard Nav</text:p>
            <text:p>5. Click edit icon on a Booking</text:p>
            <text:p>6. Select Date</text:p>
            <text:p>7. Select Time</text:p>
            <text:p>8. Select Table</text:p>
            <text:p>9. Click Edit Booking</text:p>
          </table:table-cell>
          <table:table-cell table:style-name="ce3" office:value-type="string" calcext:value-type="string">
            <text:p><text:span text:style-name="T1">Prerequesite db Data: </text:span></text:p>
            <text:p><text:span text:style-name="T2">Table:</text:span></text:p>
            <text:p><text:span text:style-name="T1">Table Number = 4 &amp; 9</text:span></text:p>
            <text:p><text:span text:style-name="T1">Table Capacity = 6 &amp; 5</text:span></text:p>
            <text:p><text:span text:style-name="T2">Time slot:</text:span></text:p>
            <text:p><text:span text:style-name="T1">Start Time = 19:30 &amp; 21:00</text:span></text:p>
            <text:p><text:span text:style-name="T2">Booking Slot:</text:span></text:p>
            <text:p><text:span text:style-name="T1">Date: 19/08/2022</text:span></text:p>
            <text:p><text:span text:style-name="T1">Time Slot: 19:30</text:span></text:p>
            <text:p><text:span text:style-name="T1">Table Number = 4</text:span></text:p>
            <text:p><text:span text:style-name="T1">*************************************************</text:span></text:p>
            <text:p><text:span text:style-name="T1">Test Data / Selection Data</text:span></text:p>
            <text:p><text:span text:style-name="T1">Date = 19/08/2022</text:span></text:p>
            <text:p><text:span text:style-name="T1">Time = 21:00</text:span></text:p>
            <text:p><text:span text:style-name="T1">Table = 9</text:span></text:p>
          </table:table-cell>
          <table:table-cell table:style-name="ce3" office:value-type="string" calcext:value-type="string">
            <text:p>User should be able to change the date <text:s/>and get an updated selection of times and tables for that date. If a successful POST request, page should reload and the record should be updated in the booking records with the new test data. Old booking slot should have its booking status changed to 'available' with the new booking slot booking status changed to 'booked'</text:p>
          </table:table-cell>
          <table:table-cell table:style-name="ce3" office:value-type="string" calcext:value-type="string">
            <text:p>Page reloads after modal edit button clicked, updated booking is visible in the list, with a Booking id, Name, Date, Time and Table matching the test data. Status of booking is 'booked' and the booking status of the booking slot used in for the booking is also 'booked'. Post request successful. old booking slot booking status = available and new selected booking slot booking status = 'booked'</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4</text:p>
          </table:table-cell>
          <table:table-cell table:style-name="ce3" office:value-type="string" calcext:value-type="string">
            <text:p>Check staff edit a booking with invalid data</text:p>
          </table:table-cell>
          <table:table-cell table:style-name="ce3" office:value-type="string" calcext:value-type="string">
            <text:p>1. Go to Site </text:p>
            <text:p>2. Login with valid staff user credentials</text:p>
            <text:p>3. Navigate to  'Admin' or 'Account&gt;Admin'</text:p>
            <text:p>4. Navigate to 'Bookings' on dashboard Nav</text:p>
            <text:p>5. Click edit icon on a Booking</text:p>
            <text:p>6. Select Date</text:p>
            <text:p>7. Select Time</text:p>
            <text:p>8. Select Table</text:p>
            <text:p>9. Click Edit Booking</text:p>
          </table:table-cell>
          <table:table-cell table:style-name="ce3" office:value-type="string" calcext:value-type="string">
            <text:p><text:span text:style-name="T1">Prerequesite db Data: </text:span></text:p>
            <text:p><text:span text:style-name="T2">Table:</text:span></text:p>
            <text:p><text:span text:style-name="T1">Table Number = 4 &amp; 9</text:span></text:p>
            <text:p><text:span text:style-name="T1">Table Capacity = 6 &amp; 5</text:span></text:p>
            <text:p><text:span text:style-name="T2">Time slot:</text:span></text:p>
            <text:p><text:span text:style-name="T1">Start Time = 19:30 &amp; 21:00</text:span></text:p>
            <text:p><text:span text:style-name="T2">Booking Slot:</text:span></text:p>
            <text:p><text:span text:style-name="T1">Date: 19/08/2022</text:span></text:p>
            <text:p><text:span text:style-name="T1">Time Slot: 19:30</text:span></text:p>
            <text:p><text:span text:style-name="T1">Table Number = 4</text:span></text:p>
            <text:p><text:span text:style-name="T1">*************************************************</text:span></text:p>
            <text:p><text:span text:style-name="T1">Test Data / Selection Data</text:span></text:p>
            <text:p><text:span text:style-name="T1">Date = 19/10/2022</text:span></text:p>
            <text:p><text:span text:style-name="T1">Time = 21:00</text:span></text:p>
            <text:p><text:span text:style-name="T1">Table = 9</text:span></text:p>
          </table:table-cell>
          <table:table-cell table:style-name="ce3" office:value-type="string" calcext:value-type="string">
            <text:p>User should be unable to select a date more than 30 days in the future and therefore should be unable to edit a booking to match the test data</text:p>
          </table:table-cell>
          <table:table-cell table:style-name="ce3" office:value-type="string" calcext:value-type="string">
            <text:p>User is unable to select a date more than 30 days from today and is unable to create a booking matching the test data</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5</text:p>
          </table:table-cell>
          <table:table-cell table:style-name="ce3" office:value-type="string" calcext:value-type="string">
            <text:p>Check staff cancel a booking</text:p>
          </table:table-cell>
          <table:table-cell table:style-name="ce3" office:value-type="string" calcext:value-type="string">
            <text:p>1. Go to Site </text:p>
            <text:p>2. Login with valid staff user credentials</text:p>
            <text:p>3. Navigate to  'Admin' or 'Account&gt;Admin'</text:p>
            <text:p>4. Navigate to 'Bookings' on dashboard Nav</text:p>
            <text:p>5. Click X Icon On a Booking</text:p>
            <text:p>6. Click Cancel Booking</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Booking record selected for cancellation should still be visible in the table but now has a status of 'cancelled'. booking slot should have it's booking status changed back to 'available' upon cancellation</text:p>
          </table:table-cell>
          <table:table-cell table:style-name="ce3" office:value-type="string" calcext:value-type="string">
            <text:p>Page reloads after modal delete button clicked - successful POST. booking record selected for cancellationstill visible in the table but now has it's status = 'cancelled'. Post request successful. booking slot booking status has changed back to 'available'</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6</text:p>
          </table:table-cell>
          <table:table-cell table:style-name="ce3" office:value-type="string" calcext:value-type="string">
            <text:p>Check staff create a food item with valid data</text:p>
          </table:table-cell>
          <table:table-cell table:style-name="ce3" office:value-type="string" calcext:value-type="string">
            <text:p>1. Go to Site </text:p>
            <text:p>2. Login with valid staff user credentials</text:p>
            <text:p>3. Navigate to  'Admin' or 'Account&gt;Admin'</text:p>
            <text:p>4. Navigate to 'Food' on dashboard Nav</text:p>
            <text:p>5. Click New Item</text:p>
            <text:p>6. Enter Item Name</text:p>
            <text:p>7. Select Category</text:p>
            <text:p>8. Enter Description</text:p>
            <text:p>9. Enter Price</text:p>
            <text:p>10. Click Add Item</text:p>
          </table:table-cell>
          <table:table-cell table:style-name="ce3" office:value-type="string" calcext:value-type="string">
            <text:p>Item Name = Test Item</text:p>
            <text:p>Category = main</text:p>
            <text:p>Description = Test Description</text:p>
            <text:p>Price = 10.95</text:p>
          </table:table-cell>
          <table:table-cell table:style-name="ce3" office:value-type="string" calcext:value-type="string">
            <text:p>Users page should reload to the current location after making  a successful fetch POST request.</text:p>
            <text:p>New Item should now be in the list of items, meaning it has a group = food and also has a name,description and a price matching the test data. New item should now also be visible on the menu on the homepage</text:p>
          </table:table-cell>
          <table:table-cell table:style-name="ce3" office:value-type="string" calcext:value-type="string">
            <text:p>Page reloads after add button clicked, New item has been added and is visible in the list, with a Name, Category, Description and price that matches the test data. Item also has a category of food and is visible on the homepage food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7</text:p>
          </table:table-cell>
          <table:table-cell table:style-name="ce3" office:value-type="string" calcext:value-type="string">
            <text:p>Check staff create a food item with invalid data</text:p>
          </table:table-cell>
          <table:table-cell table:style-name="ce3" office:value-type="string" calcext:value-type="string">
            <text:p>1. Go to Site </text:p>
            <text:p>2. Login with valid staff user credentials</text:p>
            <text:p>3. Navigate to  'Admin' or 'Account&gt;Admin'</text:p>
            <text:p>4. Navigate to 'Food' on dashboard Nav</text:p>
            <text:p>5. Click New Item</text:p>
            <text:p>6. Enter Item Name</text:p>
            <text:p>7. Select Category</text:p>
            <text:p>8. Enter Description</text:p>
            <text:p>9. Enter Price</text:p>
            <text:p>10. Click Add Item</text:p>
          </table:table-cell>
          <table:table-cell table:style-name="ce3" office:value-type="string" calcext:value-type="string">
            <text:p>Item Name = Test Item</text:p>
            <text:p>Category = side</text:p>
            <text:p>Description = Test Description</text:p>
            <text:p>Price = -10.95</text:p>
          </table:table-cell>
          <table:table-cell table:style-name="ce3" office:value-type="string" calcext:value-type="string">
            <text:p>User should be unable to create Item with a negative price. An Alert should appear informing the user that the price is less than or equal to zero and thereforce the operation cannot be completed.</text:p>
          </table:table-cell>
          <table:table-cell table:style-name="ce3" office:value-type="string" calcext:value-type="string">
            <text:p>Page reloads after add button clicked, New item has been added and is is visible in the list, with a Name, Category, Description and price that matches the test data. Item also has a category of food and is visible on the homepage food menu. Post request successful</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38</text:p>
          </table:table-cell>
          <table:table-cell table:style-name="ce3" office:value-type="string" calcext:value-type="string">
            <text:p>Check staff edit a food item with valid data</text:p>
          </table:table-cell>
          <table:table-cell table:style-name="ce3" office:value-type="string" calcext:value-type="string">
            <text:p>1. Go to Site </text:p>
            <text:p>2. Login with valid staff user credentials</text:p>
            <text:p>3. Navigate to  'Admin' or 'Account&gt;Admin'</text:p>
            <text:p>4. Navigate to 'Food' on dashboard Nav</text:p>
            <text:p>5. Click Edit Icon on an Item</text:p>
            <text:p>6. Enter Item Name</text:p>
            <text:p>7. Select Category</text:p>
            <text:p>8. Enter Description</text:p>
            <text:p>9. Enter Price</text:p>
            <text:p>10. Click Edit Item</text:p>
          </table:table-cell>
          <table:table-cell table:style-name="ce7" office:value-type="string" calcext:value-type="string">
            <text:p><text:span text:style-name="T1">Prerequesite db Data: </text:span></text:p>
            <text:p><text:span text:style-name="T2">Item:</text:span></text:p>
            <text:p><text:span text:style-name="T1">group = food</text:span></text:p>
            <text:p><text:span text:style-name="T1">Item Name = Test Item</text:span></text:p>
            <text:p><text:span text:style-name="T1">Category = main</text:span></text:p>
            <text:p><text:span text:style-name="T1">Description = Test Description</text:span></text:p>
            <text:p><text:span text:style-name="T1">Price = 10.95</text:span></text:p>
            <text:p><text:span text:style-name="T1">*************************************************</text:span></text:p>
            <text:p><text:span text:style-name="T1">Test Data / Selection Data</text:span></text:p>
            <text:p><text:span text:style-name="T1">Item Name = Edited Test Item</text:span></text:p>
            <text:p><text:span text:style-name="T1">Category = starter</text:span></text:p>
            <text:p><text:span text:style-name="T1">Description = An updated test description</text:span></text:p>
            <text:p><text:span text:style-name="T1">Price = 15.05</text:span></text:p>
          </table:table-cell>
          <table:table-cell table:style-name="ce3" office:value-type="string" calcext:value-type="string">
            <text:p>Users page should reload to the current location after making  a successful fetch POST request.</text:p>
            <text:p>Updated Item should be visible in the list of items, meaning it has a group = food and also has a updated name,description or price matching the test data. Updated item should also be updated in the food menu on the front page.</text:p>
          </table:table-cell>
          <table:table-cell table:style-name="ce3" office:value-type="string" calcext:value-type="string">
            <text:p>Page reloads after modal edit button clicked, Updated item is visible in the list, with a Name, Category, Description and price that matches the test data. Item also has a category of food and is visible on the homepage food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39</text:p>
          </table:table-cell>
          <table:table-cell table:style-name="ce3" office:value-type="string" calcext:value-type="string">
            <text:p>Check staff edit a food item with invalid data</text:p>
          </table:table-cell>
          <table:table-cell table:style-name="ce3" office:value-type="string" calcext:value-type="string">
            <text:p>1. Go to Site </text:p>
            <text:p>2. Login with valid staff user credentials</text:p>
            <text:p>3. Navigate to  'Admin' or 'Account&gt;Admin'</text:p>
            <text:p>4. Navigate to 'Food' on dashboard Nav</text:p>
            <text:p>5. Click Edit Icon on an Item</text:p>
            <text:p>6. Enter Item Name</text:p>
            <text:p>7. Select Category</text:p>
            <text:p>8. Enter Description</text:p>
            <text:p>9. Enter Price</text:p>
            <text:p>10. Click Edit Item</text:p>
          </table:table-cell>
          <table:table-cell table:style-name="ce7" office:value-type="string" calcext:value-type="string">
            <text:p><text:span text:style-name="T1">Prerequesite db Data: </text:span></text:p>
            <text:p><text:span text:style-name="T2">Item:</text:span></text:p>
            <text:p><text:span text:style-name="T1">group = food</text:span></text:p>
            <text:p><text:span text:style-name="T1">Item Name = Test Item</text:span></text:p>
            <text:p><text:span text:style-name="T1">Category = main</text:span></text:p>
            <text:p><text:span text:style-name="T1">Description = Test Description</text:span></text:p>
            <text:p><text:span text:style-name="T1">Price = 10.95</text:span></text:p>
            <text:p><text:span text:style-name="T1">*************************************************</text:span></text:p>
            <text:p><text:span text:style-name="T1">Test Data / Selection Data</text:span></text:p>
            <text:p><text:span text:style-name="T1">Item Name = Edited Test Item</text:span></text:p>
            <text:p><text:span text:style-name="T1">Category = starter</text:span></text:p>
            <text:p><text:span text:style-name="T1">Description = An updated test description</text:span></text:p>
            <text:p><text:span text:style-name="T1">Price = 0</text:span></text:p>
          </table:table-cell>
          <table:table-cell table:style-name="ce3" office:value-type="string" calcext:value-type="string">
            <text:p>User should be unable to edit Item to a zero price. An Alert should appear informing the user that the price is less than or equal to zero and thereforce the operation cannot be completed.</text:p>
          </table:table-cell>
          <table:table-cell table:style-name="ce3" office:value-type="string" calcext:value-type="string">
            <text:p>Page reloads after add button clicked, New item has been added and is is visible in the list, with a Name, Category, Description and price that matches the test data. Item also has a category of food and is visible on the homepage food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40</text:p>
          </table:table-cell>
          <table:table-cell table:style-name="ce3" office:value-type="string" calcext:value-type="string">
            <text:p>Check staff remove a food item</text:p>
          </table:table-cell>
          <table:table-cell table:style-name="ce3" office:value-type="string" calcext:value-type="string">
            <text:p>1. Go to Site </text:p>
            <text:p>2. Login with valid staff user credentials</text:p>
            <text:p>3. Navigate to  'Admin' or 'Account&gt;Admin'</text:p>
            <text:p>4. Navigate to 'Food' on dashboard Nav</text:p>
            <text:p>5. Click X Icon On an Item</text:p>
            <text:p>6. Click Delete Item</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Item record selected for deleteing should now not be visible in item table</text:p>
          </table:table-cell>
          <table:table-cell table:style-name="ce3" office:value-type="string" calcext:value-type="string">
            <text:p>Page reloads after modal delete button clicked - successful POST. Item record selected for deletion is now not visible in the table of Items.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41</text:p>
          </table:table-cell>
          <table:table-cell table:style-name="ce3" office:value-type="string" calcext:value-type="string">
            <text:p>Check staff create a drinks item with valid data</text:p>
          </table:table-cell>
          <table:table-cell table:style-name="ce3" office:value-type="string" calcext:value-type="string">
            <text:p>1. Go to Site </text:p>
            <text:p>2. Login with valid staff user credentials</text:p>
            <text:p>3. Navigate to  'Admin' or 'Account&gt;Admin'</text:p>
            <text:p>4. Navigate to 'Drinks' on dashboard Nav</text:p>
            <text:p>5. Click New Item</text:p>
            <text:p>6. Enter Item Name</text:p>
            <text:p>7. Select Category</text:p>
            <text:p>8. Enter Description</text:p>
            <text:p>9. Enter Price</text:p>
            <text:p>10. Click Add Item</text:p>
          </table:table-cell>
          <table:table-cell table:style-name="ce3" office:value-type="string" calcext:value-type="string">
            <text:p>Item Name = Test drink Item</text:p>
            <text:p>Category = wine</text:p>
            <text:p>Description = Test drink Description</text:p>
            <text:p>Price = 6.95</text:p>
          </table:table-cell>
          <table:table-cell table:style-name="ce3" office:value-type="string" calcext:value-type="string">
            <text:p>Users page should reload to the current location after making  a successful fetch POST request.</text:p>
            <text:p>New Item should now b in the list of items, meaning it has a group = drinks and also has a name,description and a price matching the test data. New item should now also be visible on the menu on the homepage</text:p>
          </table:table-cell>
          <table:table-cell table:style-name="ce3" office:value-type="string" calcext:value-type="string">
            <text:p>Page reloads after add button clicked, New item has been added and is is visible in the list, with a Name, Category, Description and price that matches the tes data. Item also has a category of drinks and is visible on the homepage drinks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42</text:p>
          </table:table-cell>
          <table:table-cell table:style-name="ce3" office:value-type="string" calcext:value-type="string">
            <text:p>Check staff create a drinks item with invalid data</text:p>
          </table:table-cell>
          <table:table-cell table:style-name="ce3" office:value-type="string" calcext:value-type="string">
            <text:p>1. Go to Site </text:p>
            <text:p>2. Login with valid staff user credentials</text:p>
            <text:p>3. Navigate to  'Admin' or 'Account&gt;Admin'</text:p>
            <text:p>4. Navigate to 'Drinks' on dashboard Nav</text:p>
            <text:p>5. Click New Item</text:p>
            <text:p>6. Enter Item Name</text:p>
            <text:p>7. Select Category</text:p>
            <text:p>8. Enter Description</text:p>
            <text:p>9. Enter Price</text:p>
            <text:p>10. Click Add Item</text:p>
          </table:table-cell>
          <table:table-cell table:style-name="ce3" office:value-type="string" calcext:value-type="string">
            <text:p>Item Name = Test Item</text:p>
            <text:p>Category = beer</text:p>
            <text:p>Description = Test Description</text:p>
            <text:p>Price = -6.95</text:p>
          </table:table-cell>
          <table:table-cell table:style-name="ce3" office:value-type="string" calcext:value-type="string">
            <text:p>User should be unable to create Item with a negative price. An Alert should appear informing the user that the price is less than or equal to zero and thereforce the operation cannot be completed.</text:p>
          </table:table-cell>
          <table:table-cell table:style-name="ce3" office:value-type="string" calcext:value-type="string">
            <text:p>Page reloads after add button clicked, New item has been added and is is visible in the list, with a Name, Category, Description and price that matches the test data. Item also has a category of drinks and is visible on the homepage drinks menu. Post request successful</text:p>
          </table:table-cell>
          <table:table-cell table:style-name="ce9" office:value-type="string" calcext:value-type="string">
            <text:p>Fail</text:p>
          </table:table-cell>
          <table:table-cell table:number-columns-repeated="1017"/>
        </table:table-row>
        <table:table-row table:style-name="ro1">
          <table:table-cell table:style-name="ce3" office:value-type="string" calcext:value-type="string">
            <text:p>TU43</text:p>
          </table:table-cell>
          <table:table-cell table:style-name="ce3" office:value-type="string" calcext:value-type="string">
            <text:p>Check staff edit a drinks item with valid data</text:p>
          </table:table-cell>
          <table:table-cell table:style-name="ce3" office:value-type="string" calcext:value-type="string">
            <text:p>1. Go to Site </text:p>
            <text:p>2. Login with valid staff user credentials</text:p>
            <text:p>3. Navigate to  'Admin' or 'Account&gt;Admin'</text:p>
            <text:p>4. Navigate to 'Drinks' on dashboard Nav</text:p>
            <text:p>5. Click Edit Icon on an Item</text:p>
            <text:p>6. Enter Item Name</text:p>
            <text:p>7. Select Category</text:p>
            <text:p>8. Enter Description</text:p>
            <text:p>9. Enter Price</text:p>
            <text:p>10. Click Edit Item</text:p>
          </table:table-cell>
          <table:table-cell table:style-name="ce7" office:value-type="string" calcext:value-type="string">
            <text:p><text:span text:style-name="T1">Prerequesite db Data: </text:span></text:p>
            <text:p><text:span text:style-name="T2">Item:</text:span></text:p>
            <text:p><text:span text:style-name="T1">group = drinks</text:span></text:p>
            <text:p><text:span text:style-name="T1">Item Name = Test drinks Item</text:span></text:p>
            <text:p><text:span text:style-name="T1">Category = wine</text:span></text:p>
            <text:p><text:span text:style-name="T1">Description = Test Description</text:span></text:p>
            <text:p><text:span text:style-name="T1">Price = 6.95</text:span></text:p>
            <text:p><text:span text:style-name="T1">*************************************************</text:span></text:p>
            <text:p><text:span text:style-name="T1">Test Data / Selection Data</text:span></text:p>
            <text:p><text:span text:style-name="T1">Item Name = Edited Test drinks Item</text:span></text:p>
            <text:p><text:span text:style-name="T1">Category = cocktails</text:span></text:p>
            <text:p><text:span text:style-name="T1">Description = An updated test drinks description</text:span></text:p>
            <text:p><text:span text:style-name="T1">Price = 9.05</text:span></text:p>
          </table:table-cell>
          <table:table-cell table:style-name="ce3" office:value-type="string" calcext:value-type="string">
            <text:p>Users page should reload to the current location after making  a successful fetch POST request.</text:p>
            <text:p>Updated Item should be visible in the list of items, meaning it has a group = drinks and also has a updated name,description or price matching the test data. Updated item should also be updated in the drinks menu on the front page.</text:p>
          </table:table-cell>
          <table:table-cell table:style-name="ce3" office:value-type="string" calcext:value-type="string">
            <text:p>Page reloads after modal edit button clicked, Updated item is visible in the list, with a Name, Category, Description and price that matches the test data. Item also has a category of food and is visible on the homepage drinks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44</text:p>
          </table:table-cell>
          <table:table-cell table:style-name="ce3" office:value-type="string" calcext:value-type="string">
            <text:p>Check staff edit a drinks item with invalid data</text:p>
          </table:table-cell>
          <table:table-cell table:style-name="ce3" office:value-type="string" calcext:value-type="string">
            <text:p>1. Go to Site </text:p>
            <text:p>2. Login with valid staff user credentials</text:p>
            <text:p>3. Navigate to  'Admin' or 'Account&gt;Admin'</text:p>
            <text:p>4. Navigate to 'Drinks' on dashboard Nav</text:p>
            <text:p>5. Click Edit Icon on an Item</text:p>
            <text:p>6. Enter Item Name</text:p>
            <text:p>7. Select Category</text:p>
            <text:p>8. Enter Description</text:p>
            <text:p>9. Enter Price</text:p>
            <text:p>10. Click Edit Item</text:p>
          </table:table-cell>
          <table:table-cell table:style-name="ce7" office:value-type="string" calcext:value-type="string">
            <text:p><text:span text:style-name="T1">Prerequesite db Data: </text:span></text:p>
            <text:p><text:span text:style-name="T1">Item:</text:span></text:p>
            <text:p><text:span text:style-name="T3">group</text:span><text:span text:style-name="T4"> = drinks</text:span></text:p>
            <text:p><text:span text:style-name="T1">Item Name = Test drinks Item</text:span></text:p>
            <text:p><text:span text:style-name="T1">Category = wine</text:span></text:p>
            <text:p><text:span text:style-name="T1">Description = Test Description</text:span></text:p>
            <text:p><text:span text:style-name="T1">Price = 6.95</text:span></text:p>
            <text:p><text:span text:style-name="T1">*************************************************</text:span></text:p>
            <text:p><text:span text:style-name="T1">Test Data / Selection Data</text:span></text:p>
            <text:p><text:span text:style-name="T1">Item Name = Edited Test Item</text:span></text:p>
            <text:p><text:span text:style-name="T1">Category = spirits</text:span></text:p>
            <text:p><text:span text:style-name="T1">Description = An updated test drinks description</text:span></text:p>
            <text:p><text:span text:style-name="T1">Price = 0</text:span></text:p>
          </table:table-cell>
          <table:table-cell table:style-name="ce3" office:value-type="string" calcext:value-type="string">
            <text:p>User should be unable to edit Item to a zero price. An Alert should appear informing the user that the price is less than or equal to zero and thereforce the operation cannot be completed.</text:p>
          </table:table-cell>
          <table:table-cell table:style-name="ce3" office:value-type="string" calcext:value-type="string">
            <text:p>Page reloads after add button clicked, New item has been added and is is visible in the list, with a Name, Category, Description and price that matches the test data. Item also has a category of drinks and is visible on the homepage drinks menu. Post request successful</text:p>
          </table:table-cell>
          <table:table-cell table:style-name="ce8" office:value-type="string" calcext:value-type="string">
            <text:p>Pass</text:p>
          </table:table-cell>
          <table:table-cell table:number-columns-repeated="1017"/>
        </table:table-row>
        <table:table-row table:style-name="ro1">
          <table:table-cell table:style-name="ce3" office:value-type="string" calcext:value-type="string">
            <text:p>TU45</text:p>
          </table:table-cell>
          <table:table-cell table:style-name="ce3" office:value-type="string" calcext:value-type="string">
            <text:p>Check staff remove a drinks item</text:p>
          </table:table-cell>
          <table:table-cell table:style-name="ce3" office:value-type="string" calcext:value-type="string">
            <text:p>1. Go to Site </text:p>
            <text:p>2. Login with valid staff user credentials</text:p>
            <text:p>3. Navigate to  'Admin' or 'Account&gt;Admin'</text:p>
            <text:p>4. Navigate to 'Drinks' on dashboard Nav</text:p>
            <text:p>5. Click X Icon On an Item</text:p>
            <text:p>6. Click Delete Item</text:p>
          </table:table-cell>
          <table:table-cell table:style-name="ce3" office:value-type="string" calcext:value-type="string">
            <text:p>N/A</text:p>
          </table:table-cell>
          <table:table-cell table:style-name="ce3" office:value-type="string" calcext:value-type="string">
            <text:p>Users page should reload to the current location after making a successful fetch POST request.</text:p>
            <text:p>Item record selected for deleteing should now not be visible in item table</text:p>
          </table:table-cell>
          <table:table-cell table:style-name="ce3" office:value-type="string" calcext:value-type="string">
            <text:p>Page reloads after modal delete button clicked - successful POST. Item record selected for deletion is now not visible in the table of Items. Post request successful</text:p>
          </table:table-cell>
          <table:table-cell table:style-name="ce8" office:value-type="string" calcext:value-type="string">
            <text:p>Pass</text:p>
          </table:table-cell>
          <table:table-cell table:number-columns-repeated="1017"/>
        </table:table-row>
        <table:table-row table:style-name="ro1" table:number-rows-repeated="956">
          <table:table-cell table:style-name="ce3" table:number-columns-repeated="7"/>
          <table:table-cell table:number-columns-repeated="1017"/>
        </table:table-row>
        <table:table-row table:style-name="ro2" table:number-rows-repeated="1047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6" meta:object-count="0"/>
    <meta:generator>LibreOfficeDev/6.0.5.2$Linux_X86_64 LibreOffice_project/</meta:generator>
  </office:meta>
</office:document-meta>
</file>